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officeooo:rsid="00119524" officeooo:paragraph-rsid="00119524" style:font-size-asian="7.84999990463257pt" style:font-size-complex="9pt"/>
    </style:style>
    <style:style style:name="P2" style:family="paragraph" style:parent-style-name="Standard">
      <style:text-properties fo:font-size="9pt" style:font-size-asian="7.84999990463257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eanup</text:p>
      <text:p text:style-name="P2"># Função para verificar o status do clean up</text:p>
      <text:p text:style-name="P2">def verificar_clean_up(contratos, vagas):</text:p>
      <text:p text:style-name="P2"><text:s text:c="4"/>if vagas &gt;= 3: <text:s/># Se as vagas forem 3 ou mais</text:p>
      <text:p text:style-name="P2"><text:s text:c="8"/>if "cancelado" not in contratos: <text:s/># Sem contratos cancelados</text:p>
      <text:p text:style-name="P2"><text:s text:c="12"/>return "clean up negado"</text:p>
      <text:p text:style-name="P2"><text:s text:c="8"/>else:</text:p>
      <text:p text:style-name="P2"><text:s text:c="12"/>return "clean up liberado"</text:p>
      <text:p text:style-name="P2"><text:s text:c="4"/>else:</text:p>
      <text:p text:style-name="P2"><text:s text:c="8"/>if "cancelado" in contratos: <text:s/># Verifica se há contratos cancelados</text:p>
      <text:p text:style-name="P2"><text:s text:c="12"/>return "clean up liberado"</text:p>
      <text:p text:style-name="P2"><text:s text:c="8"/>else:</text:p>
      <text:p text:style-name="P2"><text:s text:c="12"/>return "clean up cancelado"</text:p>
      <text:p text:style-name="P2"/>
      <text:p text:style-name="P2"># Mapeia o status dos contratos</text:p>
      <text:p text:style-name="P2">def verificar_status_contratos(contratos):</text:p>
      <text:p text:style-name="P2"><text:s text:c="4"/>status_map = {"192313": "cancelado", "34324234": "outro"}</text:p>
      <text:p text:style-name="P2"><text:s text:c="4"/>return [status_map.get(contrato.strip(), "nao") for contrato in contratos]</text:p>
      <text:p text:style-name="P2"/>
      <text:p text:style-name="P2"># Entradas de dados</text:p>
      <text:p text:style-name="P2">contrato_instalacao = input("Digite o contrato da instalação: ").strip()</text:p>
      <text:p text:style-name="P2">area = input("Digite a área: ").strip()</text:p>
      <text:p text:style-name="P2">caixa = input("Digite o número da caixa: ").strip()</text:p>
      <text:p text:style-name="P2">splitter = input("Digite o SPLITTER: ").strip()</text:p>
      <text:p text:style-name="P2">tecnico = input("Digite o nome do técnico: ").strip()</text:p>
      <text:p text:style-name="P2">cidade = input("Digite a cidade e o estado (exemplo: GOYTACAZES - RJ): ").strip()</text:p>
      <text:p text:style-name="P2">contratos = input("Digite os contratos do cliente (separados por vírgulas): ").split(",")</text:p>
      <text:p text:style-name="P2">contratos = [contrato.strip() for contrato in contratos] <text:s/># Remove espaços extras</text:p>
      <text:p text:style-name="P2"/>
      <text:p text:style-name="P2"># Verifica o status de cada contrato</text:p>
      <text:p text:style-name="P2">contratos_status = verificar_status_contratos(contratos)</text:p>
      <text:p text:style-name="P2"/>
      <text:p text:style-name="P2"># Pergunta sobre a quantidade de vagas</text:p>
      <text:p text:style-name="P2">try:</text:p>
      <text:p text:style-name="P2"><text:s text:c="4"/>vagas = int(input("Quantas portas liberadas? "))</text:p>
      <text:p text:style-name="P2">except ValueError:</text:p>
      <text:p text:style-name="P2"><text:s text:c="4"/>print("Erro: número de portas deve ser um inteiro.")</text:p>
      <text:p text:style-name="P2"><text:s text:c="4"/>vagas = 0 <text:s/># Valor padrão caso a entrada seja inválida</text:p>
      <text:p text:style-name="P2"/>
      <text:p text:style-name="P2"># Verificação do status do clean up</text:p>
      <text:p text:style-name="P2">status_clean_up = verificar_clean_up(contratos_status, vagas)</text:p>
      <text:p text:style-name="P2"/>
      <text:p text:style-name="P2"># Filtra os contratos cancelados</text:p>
      <text:p text:style-name="P2">clientes_cancelados = [</text:p>
      <text:p text:style-name="P2"><text:s text:c="4"/>contrato for contrato, status in zip(contratos, contratos_status) if status == "cancelado"</text:p>
      <text:p text:style-name="P2">]</text:p>
      <text:p text:style-name="P2"/>
      <text:p text:style-name="P2"># Exibe o resultado final</text:p>
      <text:p text:style-name="P2">print("\nRESULTADO:")</text:p>
      <text:p text:style-name="P2">print(f"Contrato da instalação: {contrato_instalacao}")</text:p>
      <text:p text:style-name="P2">print(f"Área: {area} Caixa: {caixa}")</text:p>
      <text:p text:style-name="P2">print(f"SPLITTER: {splitter}")</text:p>
      <text:p text:style-name="P2">print(f"Técnico: {tecnico}")</text:p>
      <text:p text:style-name="P2">print(f"{cidade}")</text:p>
      <text:p text:style-name="P2">print(f"Portas liberadas: {vagas}")</text:p>
      <text:p text:style-name="P2">print("Clientes cancelados:")</text:p>
      <text:p text:style-name="P2">if clientes_cancelados:</text:p>
      <text:p text:style-name="P2"><text:s text:c="4"/>for cliente in clientes_cancelados:</text:p>
      <text:p text:style-name="P2"><text:s text:c="8"/>print(cliente)</text:p>
      <text:p text:style-name="P2">else:</text:p>
      <text:p text:style-name="P2"><text:s text:c="4"/>print("Nenhum cliente cancelado")</text:p>
      <text:p text:style-name="P2">print(f"Liberado: {'SIM' if status_clean_up == 'clean up liberado' else 'NÃO'}"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6T11:58:41.772913400</meta:creation-date>
    <dc:date>2025-02-16T11:59:52.486515400</dc:date>
    <meta:editing-duration>PT1M11S</meta:editing-duration>
    <meta:editing-cycles>1</meta:editing-cycles>
    <meta:document-statistic meta:table-count="0" meta:image-count="0" meta:object-count="0" meta:page-count="1" meta:paragraph-count="55" meta:word-count="280" meta:character-count="2262" meta:non-whitespace-character-count="1904"/>
    <meta:generator>LibreOffice/25.2.0.3$Windows_X86_64 LibreOffice_project/e1cf4a87eb02d755bce1a01209907ea5ddc8f069</meta:generator>
  </office:meta>
</office:document-meta>
</file>